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4-09-17 22:49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1.478648" calcext:value-type="float">
            <text:p>71.478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3-09-27 15:02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0.116192" calcext:value-type="float">
            <text:p>70.11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2-09-27 22:2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8.525136" calcext:value-type="float">
            <text:p>68.5251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1-09-14 17:2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6.921888" calcext:value-type="float">
            <text:p>66.92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71488" calcext:value-type="float">
            <text:p>65.71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56248" calcext:value-type="float">
            <text:p>65.56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2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5.28816" calcext:value-type="float">
            <text:p>65.28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95288" calcext:value-type="float">
            <text:p>64.95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67856" calcext:value-type="float">
            <text:p>64.6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4.09944" calcext:value-type="float">
            <text:p>64.09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52032" calcext:value-type="float">
            <text:p>63.52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3.15456" calcext:value-type="float">
            <text:p>63.15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7888" calcext:value-type="float">
            <text:p>62.7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2.30112" calcext:value-type="float">
            <text:p>62.30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53912" calcext:value-type="float">
            <text:p>61.53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1.20384" calcext:value-type="float">
            <text:p>61.20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79236" calcext:value-type="float">
            <text:p>60.792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56376" calcext:value-type="float">
            <text:p>60.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0.03036" calcext:value-type="float">
            <text:p>60.030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55792" calcext:value-type="float">
            <text:p>59.55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9.317128" calcext:value-type="float">
            <text:p>59.317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94832" calcext:value-type="float">
            <text:p>58.9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6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585608" calcext:value-type="float">
            <text:p>58.5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8.33872" calcext:value-type="float">
            <text:p>58.33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97296" calcext:value-type="float">
            <text:p>57.97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72912" calcext:value-type="float">
            <text:p>57.72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8528" calcext:value-type="float">
            <text:p>57.48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548" calcext:value-type="float">
            <text:p>57.45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6336" calcext:value-type="float">
            <text:p>57.36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1952" calcext:value-type="float">
            <text:p>57.11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5856" calcext:value-type="float">
            <text:p>57.05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64072" calcext:value-type="float">
            <text:p>56.964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664" calcext:value-type="float">
            <text:p>56.93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4448" calcext:value-type="float">
            <text:p>56.9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42736" calcext:value-type="float">
            <text:p>56.942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2256" calcext:value-type="float">
            <text:p>56.912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5188" calcext:value-type="float">
            <text:p>56.951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616" calcext:value-type="float">
            <text:p>56.906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18352" calcext:value-type="float">
            <text:p>56.918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7392" calcext:value-type="float">
            <text:p>56.857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03112" calcext:value-type="float">
            <text:p>56.903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1296" calcext:value-type="float">
            <text:p>56.8512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472" calcext:value-type="float">
            <text:p>56.81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6912" calcext:value-type="float">
            <text:p>56.8269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996" calcext:value-type="float">
            <text:p>56.829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1192" calcext:value-type="float">
            <text:p>56.781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2048" calcext:value-type="float">
            <text:p>56.772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2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8144" calcext:value-type="float">
            <text:p>56.778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20232" calcext:value-type="float">
            <text:p>56.7202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4992" calcext:value-type="float">
            <text:p>56.704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50128" calcext:value-type="float">
            <text:p>56.6501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9752" calcext:value-type="float">
            <text:p>56.6897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2424" calcext:value-type="float">
            <text:p>56.7324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7756" calcext:value-type="float">
            <text:p>56.677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11088" calcext:value-type="float">
            <text:p>56.711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28" calcext:value-type="float">
            <text:p>56.6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1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01944" calcext:value-type="float">
            <text:p>56.7019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95848" calcext:value-type="float">
            <text:p>56.69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35472" calcext:value-type="float">
            <text:p>56.7354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5952" calcext:value-type="float">
            <text:p>56.765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41568" calcext:value-type="float">
            <text:p>56.741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0336" calcext:value-type="float">
            <text:p>56.790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87288" calcext:value-type="float">
            <text:p>56.787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6704" calcext:value-type="float">
            <text:p>56.6867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680608" calcext:value-type="float">
            <text:p>56.680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62904" calcext:value-type="float">
            <text:p>56.762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5576" calcext:value-type="float">
            <text:p>56.80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948" calcext:value-type="float">
            <text:p>56.799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50712" calcext:value-type="float">
            <text:p>56.750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3384" calcext:value-type="float">
            <text:p>56.793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96432" calcext:value-type="float">
            <text:p>56.796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02528" calcext:value-type="float">
            <text:p>56.8025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3008" calcext:value-type="float">
            <text:p>56.833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36056" calcext:value-type="float">
            <text:p>56.836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17768" calcext:value-type="float">
            <text:p>56.817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0816" calcext:value-type="float">
            <text:p>56.820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775096" calcext:value-type="float">
            <text:p>56.775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23864" calcext:value-type="float">
            <text:p>56.823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3488" calcext:value-type="float">
            <text:p>56.863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8248" calcext:value-type="float">
            <text:p>56.8482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3968" calcext:value-type="float">
            <text:p>56.893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2632" calcext:value-type="float">
            <text:p>56.872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7872" calcext:value-type="float">
            <text:p>56.887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97016" calcext:value-type="float">
            <text:p>56.897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56376" calcext:value-type="float">
            <text:p>56.856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8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42152" calcext:value-type="float">
            <text:p>56.842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6536" calcext:value-type="float">
            <text:p>56.866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69584" calcext:value-type="float">
            <text:p>56.869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4824" calcext:value-type="float">
            <text:p>56.8848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883808" calcext:value-type="float">
            <text:p>56.883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30544" calcext:value-type="float">
            <text:p>56.930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2902" calcext:value-type="float">
            <text:p>56.9290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3216" calcext:value-type="float">
            <text:p>56.973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979312" calcext:value-type="float">
            <text:p>56.979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15888" calcext:value-type="float">
            <text:p>57.015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6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75324" calcext:value-type="float">
            <text:p>57.0753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98184" calcext:value-type="float">
            <text:p>57.098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7328" calcext:value-type="float">
            <text:p>57.107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86576" calcext:value-type="float">
            <text:p>57.186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46368" calcext:value-type="float">
            <text:p>57.046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0428" calcext:value-type="float">
            <text:p>57.104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43904" calcext:value-type="float">
            <text:p>57.1439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28664" calcext:value-type="float">
            <text:p>57.1286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68288" calcext:value-type="float">
            <text:p>57.1682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1336" calcext:value-type="float">
            <text:p>57.171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5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56096" calcext:value-type="float">
            <text:p>57.15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096" calcext:value-type="float">
            <text:p>57.21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2672" calcext:value-type="float">
            <text:p>57.19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17056" calcext:value-type="float">
            <text:p>57.21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74384" calcext:value-type="float">
            <text:p>57.1743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0104" calcext:value-type="float">
            <text:p>57.220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2-29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4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38392" calcext:value-type="float">
            <text:p>57.23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62" calcext:value-type="float">
            <text:p>57.226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23152" calcext:value-type="float">
            <text:p>57.223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04864" calcext:value-type="float">
            <text:p>57.204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1064" calcext:value-type="float">
            <text:p>57.281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7192" calcext:value-type="float">
            <text:p>57.27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59728" calcext:value-type="float">
            <text:p>57.259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68872" calcext:value-type="float">
            <text:p>57.268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84112" calcext:value-type="float">
            <text:p>57.28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08496" calcext:value-type="float">
            <text:p>57.308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75552" calcext:value-type="float">
            <text:p>57.37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14592" calcext:value-type="float">
            <text:p>57.314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3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81648" calcext:value-type="float">
            <text:p>57.38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418224" calcext:value-type="float">
            <text:p>57.4182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51168" calcext:value-type="float">
            <text:p>57.351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5072" calcext:value-type="float">
            <text:p>57.345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42024" calcext:value-type="float">
            <text:p>57.34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293256" calcext:value-type="float">
            <text:p>57.29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255081094332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198768" calcext:value-type="float">
            <text:p>57.1987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856" meta:object-count="0"/>
    <meta:user-defined meta:name="AppVersion">3.0</meta:user-defined>
  </office:meta>
</office:document-meta>
</file>